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4523" officeooo:paragraph-rsid="00174523" style:font-size-asian="15pt" style:font-size-complex="15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Preformatted_20_Text">
      <style:text-properties officeooo:rsid="00174523" officeooo:paragraph-rsid="00174523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5pt" style:font-size-asian="15pt" style:font-size-complex="15pt"/>
    </style:style>
    <style:style style:name="P6" style:family="paragraph" style:parent-style-name="Text_20_body">
      <style:text-properties style:font-name="Ubuntu" fo:font-size="16pt" style:font-size-asian="16pt" style:font-size-complex="16pt"/>
    </style:style>
    <style:style style:name="P7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74523" officeooo:paragraph-rsid="002fdf64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8pt" officeooo:paragraph-rsid="003815cc" style:font-size-asian="18pt" style:font-size-complex="18pt"/>
    </style:style>
    <style:style style:name="P10" style:family="paragraph" style:parent-style-name="Standard">
      <style:text-properties style:font-name="Ubuntu" fo:font-size="15pt" officeooo:rsid="0025224a" officeooo:paragraph-rsid="0025224a" style:font-size-asian="15pt" style:font-size-complex="15pt"/>
    </style:style>
    <style:style style:name="P11" style:family="paragraph" style:parent-style-name="Standard">
      <style:text-properties style:font-name="Ubuntu" fo:font-size="15pt" officeooo:rsid="00174523" officeooo:paragraph-rsid="00174523" style:font-size-asian="15pt" style:font-size-complex="15pt"/>
    </style:style>
    <style:style style:name="P12" style:family="paragraph" style:parent-style-name="Standard">
      <style:text-properties style:font-name="Ubuntu" officeooo:rsid="00264ea5" officeooo:paragraph-rsid="00264ea5"/>
    </style:style>
    <style:style style:name="P13" style:family="paragraph" style:parent-style-name="Text_20_body">
      <style:text-properties style:font-name="Ubuntu" fo:font-size="16pt" officeooo:paragraph-rsid="0032cd4c" style:font-size-asian="16pt" style:font-size-complex="16pt"/>
    </style:style>
    <style:style style:name="P14" style:family="paragraph" style:parent-style-name="Text_20_body">
      <style:text-properties style:font-name="Ubuntu" fo:font-size="16pt" officeooo:paragraph-rsid="00414e86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5224a" style:font-size-asian="15pt" style:font-size-complex="15pt"/>
    </style:style>
    <style:style style:name="T3" style:family="text">
      <style:text-properties fo:font-size="15pt" officeooo:rsid="00174523" style:font-size-asian="15pt" style:font-size-complex="15pt"/>
    </style:style>
    <style:style style:name="T4" style:family="text">
      <style:text-properties officeooo:rsid="001ba537"/>
    </style:style>
    <style:style style:name="T5" style:family="text">
      <style:text-properties style:text-line-through-style="none" style:text-line-through-type="none" fo:font-size="15pt" style:font-size-asian="15pt" style:font-size-complex="15pt"/>
    </style:style>
    <style:style style:name="T6" style:family="text">
      <style:text-properties style:text-line-through-style="none" style:text-line-through-type="none" fo:font-size="15pt" fo:font-weight="bold" style:font-size-asian="15pt" style:font-weight-asian="bold" style:font-size-complex="15pt" style:font-weight-complex="bold"/>
    </style:style>
    <style:style style:name="T7" style:family="text">
      <style:text-properties style:text-line-through-style="none" style:text-line-through-type="none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text-line-through-style="none" style:text-line-through-type="none" fo:font-size="15pt" fo:font-weight="normal" officeooo:rsid="0025224a" style:font-size-asian="15pt" style:font-weight-asian="normal" style:font-size-complex="15pt" style:font-weight-complex="normal"/>
    </style:style>
    <style:style style:name="T9" style:family="text">
      <style:text-properties style:text-line-through-style="none" style:text-line-through-type="none" fo:font-size="15pt" fo:font-weight="normal" officeooo:rsid="00174523" style:font-size-asian="15pt" style:font-weight-asian="normal" style:font-size-complex="15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line-through-style="solid" style:text-line-through-type="single" fo:font-size="15pt" style:font-size-asian="15pt" style:font-size-complex="15pt"/>
    </style:style>
    <style:style style:name="T12" style:family="text">
      <style:text-properties style:font-name="Ubuntu"/>
    </style:style>
    <style:style style:name="T13" style:family="text">
      <style:text-properties style:font-name="Ubuntu" fo:font-size="16pt" style:font-size-asian="16pt" style:font-size-complex="16pt"/>
    </style:style>
    <style:style style:name="T14" style:family="text">
      <style:text-properties officeooo:rsid="003c78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1">sudo apt-get update</text:span></text:span></text:p>
      <text:p text:style-name="P4"><text:span text:style-name="Source_20_Text"><text:span text:style-name="T1">sudo apt-get install curl</text:span></text:span></text:p>
      <text:p text:style-name="P5">gpg --keyserver hkp://pool.sks-keyservers.net --recv-keys 409B6B1796C275462A1703113804BB82D39DC0E3 7D2BAF1CF37B13E2069D6956105BD0E739499BDB</text:p>
      <text:p text:style-name="P4"><text:span text:style-name="Source_20_Text"><text:span text:style-name="T1">\curl -L https://get.rvm.io | bash -s stable --ruby</text:span></text:span></text:p>
      <text:p text:style-name="P11">sudo apt install rbenv</text:p>
      <text:p text:style-name="P1"/>
      <text:p text:style-name="P3"><text:span text:style-name="Source_20_Text"><text:span text:style-name="T1">sudo apt-get install build-essential patch ruby-dev zlib1g-dev liblzma-dev</text:span></text:span></text:p>
      <text:p text:style-name="P1"/>
      <text:p text:style-name="P3"><text:span text:style-name="Source_20_Text"><text:span text:style-name="T1">gem install rails --no-document</text:span></text:span></text:p>
      <text:p text:style-name="P1"/>
      <text:p text:style-name="Text_20_body"><text:span text:style-name="Source_20_Text"><text:span text:style-name="T13">sudo apt-get install git</text:span></text:span></text:p>
      <text:p text:style-name="Text_20_body"><text:span text:style-name="T13">gem list rails –local</text:span></text:p>
      <text:p text:style-name="P10">gem install rails -v 5.2.4.1</text:p>
      <text:p text:style-name="P10"/>
      <text:p text:style-name="P12"><text:span text:style-name="T2">g</text:span><text:span text:style-name="T1">em list rails</text:span></text:p>
      <text:p text:style-name="Text_20_body"/>
      <text:p text:style-name="P6">rails <text:s text:c="2"/>generate controller Produtos</text:p>
      <text:p text:style-name="P13">echo fs.inotify.max_user_watches=524288 | sudo tee -a /etc/sysctl.conf &amp;&amp; sudo sysctl -p <text:s text:c="2"/>= corrige problemas do generate controller.</text:p>
      <text:p text:style-name="P6"/>
      <text:p text:style-name="P14">rails generate model Produto nome:string descricao:text preco:decimal quantidade:integer </text:p>
      <text:p text:style-name="P14"><text:span text:style-name="T4">= cria em um banco de dados </text:span></text:p>
      <text:p text:style-name="P6"/>
      <text:p text:style-name="Standard"><text:span text:style-name="T10">rails </text:span><text:a xlink:type="simple" xlink:href="db:migrate" text:style-name="Internet_20_link" text:visited-style-name="Visited_20_Internet_20_Link"><text:span text:style-name="T10">db:migrate</text:span></text:a><text:span text:style-name="T10"> = migra os arquivos </text:span></text:p>
      <text:p text:style-name="P2"/>
      <text:p text:style-name="P2">rails dbconsole</text:p>
      <text:p text:style-name="P2"/>
      <text:p text:style-name="P2"><text:soft-page-break/>.table = mostra o esquema de arquivos</text:p>
      <text:p text:style-name="P2"/>
      <text:p text:style-name="P2">.schema produtos = mostra a infraestrutura do rails sqlite3</text:p>
      <text:p text:style-name="P2"/>
      <text:p text:style-name="P2">rails console = para inserir dados no banco de dados</text:p>
      <text:p text:style-name="P2"/>
      <text:p text:style-name="P2">ex: camiseta = Produto.new</text:p>
      <text:p text:style-name="P2"/>
      <text:p text:style-name="P2">camiseta.nome = “Camiseta Azul”</text:p>
      <text:p text:style-name="P2"/>
      <text:p text:style-name="P2">camiseta.descricao = “Bem bonita”</text:p>
      <text:p text:style-name="P2"/>
      <text:p text:style-name="P2">camiseta.preco = 19,99</text:p>
      <text:p text:style-name="P2"/>
      <text:p text:style-name="P2">camiseta.quantidade = 10</text:p>
      <text:p text:style-name="P2"/>
      <text:p text:style-name="P2">camiseta.save</text:p>
      <text:p text:style-name="P2"/>
      <text:p text:style-name="P2"/>
      <text:p text:style-name="P2"/>
      <text:p text:style-name="P2"><text:span text:style-name="T14">O</text:span>utro <text:span text:style-name="T14">P</text:span>roduto</text:p>
      <text:p text:style-name="P2"/>
      <text:p text:style-name="P9">tenis = Produto.create nome</text:p>
      <text:p text:style-name="P9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31:42.583586456</meta:creation-date>
    <dc:date>2020-02-19T12:02:39.097368791</dc:date>
    <meta:editing-duration>P3DT7H6M4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152" meta:character-count="1125" meta:non-whitespace-character-count="997"/>
  </office:meta>
</office:document-meta>
</file>